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96cm" fo:min-width="12.584cm"/>
    </style:style>
    <style:style style:name="gr3" style:family="graphic" style:parent-style-name="standard">
      <style:graphic-properties draw:textarea-horizontal-align="justify" draw:textarea-vertical-align="middle" draw:auto-grow-height="false" fo:min-height="0.896cm" fo:min-width="23.76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126cm" fo:min-width="20.18cm"/>
    </style:style>
    <style:style style:name="gr5" style:family="graphic" style:parent-style-name="standard">
      <style:graphic-properties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.668cm" fo:min-width="9.308cm"/>
    </style:style>
    <style:style style:name="gr7" style:family="graphic" style:parent-style-name="standard">
      <style:graphic-properties draw:textarea-horizontal-align="justify" draw:textarea-vertical-align="middle" draw:auto-grow-height="false" fo:min-height="1.271cm" fo:min-width="0.136cm"/>
    </style:style>
    <style:style style:name="gr8" style:family="graphic" style:parent-style-name="standard" style:list-style-name="L1">
      <style:graphic-properties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9" style:family="graphic" style:parent-style-name="standard" style:list-style-name="L1">
      <style:graphic-properties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10" style:family="graphic" style:parent-style-name="standard" style:list-style-name="L1">
      <style:graphic-properties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11" style:family="graphic" style:parent-style-name="standard" style:list-style-name="L1">
      <style:graphic-properties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12" style:family="graphic" style:parent-style-name="standard">
      <style:graphic-properties draw:textarea-vertical-align="middle" draw:auto-grow-height="false" fo:min-height="0.005cm" fo:min-width="0cm"/>
    </style:style>
    <style:style style:name="gr13" style:family="graphic" style:parent-style-name="standard" style:list-style-name="L1">
      <style:graphic-properties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14" style:family="graphic" style:parent-style-name="standard">
      <style:graphic-properties draw:textarea-vertical-align="middle" draw:auto-grow-height="false" fo:min-height="0.089cm" fo:min-width="0cm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standard">
      <style:graphic-properties draw:marker-start="Arrow" draw:marker-start-width="0.3cm" draw:textarea-vertical-align="middle"/>
    </style:style>
    <style:style style:name="gr17" style:family="graphic" style:parent-style-name="standard" style:list-style-name="L1">
      <style:graphic-properties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18" style:family="graphic" style:parent-style-name="objectwithoutfill">
      <style:graphic-properties draw:fill="solid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3.586cm" style:use-optimal-column-width="false"/>
    </style:style>
    <style:style style:name="co2" style:family="table-column">
      <style:table-column-properties style:column-width="13.591cm" style:use-optimal-column-width="false"/>
    </style:style>
    <style:style style:name="co3" style:family="table-column">
      <style:table-column-properties style:column-width="12.698cm" style:use-optimal-column-width="false"/>
    </style:style>
    <style:style style:name="co4" style:family="table-column">
      <style:table-column-properties style:column-width="12.702cm" style:use-optimal-column-width="false"/>
    </style:style>
    <style:style style:name="ro1" style:family="table-row">
      <style:table-row-properties style:row-height="3.036cm"/>
    </style:style>
    <style:style style:name="ce1" style:family="table-cell">
      <style:paragraph-properties fo:text-align="start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paragraph-properties fo:text-align="start"/>
      <style:text-properties style:font-name="Liberation Sans" fo:font-size="14pt" style:letter-kerning="true" style:font-size-asian="14pt" style:font-size-complex="14pt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" fo:font-size="18pt" style:letter-kerning="true" style:font-size-asian="18pt" style:font-size-complex="18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style:font-name="Liberation Sans" fo:font-size="15pt" style:letter-kerning="true" style:font-size-asian="15pt" style:font-size-complex="15pt"/>
    </style:style>
    <style:style style:name="P9" style:family="paragraph">
      <style:paragraph-properties fo:margin-left="0cm" fo:margin-right="0cm" fo:text-align="start" fo:text-indent="0cm">
        <style:tab-stops/>
      </style:paragraph-properties>
      <style:text-properties style:font-name="Liberation Sans" fo:font-size="11pt" style:letter-kerning="true" style:font-size-asian="11pt" style:font-size-complex="11pt"/>
    </style:style>
    <style:style style:name="P10" style:family="paragraph">
      <style:paragraph-properties fo:margin-left="0cm" fo:margin-right="0cm" fo:text-align="center" fo:text-indent="0cm"/>
      <style:text-properties style:font-name="Liberation Sans" fo:font-size="13pt" style:letter-kerning="true" style:font-size-asian="13pt" style:font-size-complex="13pt"/>
    </style:style>
    <style:style style:name="P11" style:family="paragraph">
      <style:paragraph-properties fo:margin-left="0cm" fo:margin-right="0cm" fo:text-align="start" fo:text-indent="0cm"/>
      <style:text-properties style:font-name="Liberation Sans" fo:font-size="13pt" style:letter-kerning="true" style:font-size-asian="13pt" style:font-size-complex="13pt"/>
    </style:style>
    <style:style style:name="P12" style:family="paragraph">
      <style:paragraph-properties fo:margin-left="0cm" fo:margin-right="0cm" fo:text-align="center" fo:text-indent="0cm"/>
      <style:text-properties style:font-name="Liberation Sans" fo:font-size="12pt" style:letter-kerning="true" style:font-size-asian="12pt" style:font-size-complex="12pt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" fo:font-size="15pt" style:letter-kerning="true" style:font-size-asian="15pt" style:font-size-complex="15pt"/>
    </style:style>
    <style:style style:name="T3" style:family="text">
      <style:text-properties style:font-name="Liberation Sans" fo:font-size="14pt" style:letter-kerning="tru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style:font-name="Liberation Sans" fo:font-size="10.5pt" fo:font-style="italic" style:letter-kerning="true" style:font-size-asian="10.5pt" style:font-style-asian="italic" style:font-size-complex="10.5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1pt" fo:font-style="italic" style:font-size-asian="11pt" style:font-style-asian="italic" style:font-size-complex="11pt" style:font-style-complex="italic"/>
    </style:style>
    <style:style style:name="T15" style:family="text">
      <style:text-properties style:font-name="Liberation Sans" fo:font-size="11pt" fo:font-weight="normal" style:letter-kerning="true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atabase Independent Desig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13.208cm" svg:height="1.27cm" svg:x="4.826cm" svg:y="0.254cm">
          <text:p text:style-name="P2"><text:span text:style-name="T1">REST</text:span> <text:span text:style-name="T1">API – JSON data exchange to the outer worl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4.384cm" svg:height="1.27cm" svg:x="1.778cm" svg:y="4.318cm">
          <text:p text:style-name="P2"><text:span text:style-name="T1">Domain Entities – classes and objects are created as per the need of <text:s/>application </text:span></text:p>
          <text:p text:style-name="P2"><text:span text:style-name="T1">independent of <text:s/>database technolog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0.828cm" svg:height="1.524cm" svg:x="2.54cm" svg:y="2.032cm">
          <text:p text:style-name="P2"><text:span text:style-name="T1">Domain</text:span> <text:span text:style-name="T1">Actions</text:span> <text:span text:style-name="T1">and</text:span> <text:span text:style-name="T1">Logics- actions on <text:s/>domain entities and domain repositories. </text:span></text:p>
          <text:p text:style-name="P2"><text:span text:style-name="T1">Never call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934cm" svg:height="0.651cm" svg:x="2.794cm" svg:y="14.224cm">
          <text:p text:style-name="P2"><text:span text:style-name="T2">SQL Dri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906cm" svg:height="1.016cm" svg:x="8.382cm" svg:y="9.144cm">
          <text:p text:style-name="P2"><text:span text:style-name="T1">Domain Entities Reposito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527cm" svg:height="0.651cm" svg:x="0.792cm" svg:y="14.913cm">
          <text:p text:style-name="P2"><text:span text:style-name="T2">SQL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523cm" svg:height="0.651cm" svg:x="21.623cm" svg:y="14.192cm">
          <text:p text:style-name="P2"><text:span text:style-name="T2">Mongo Dri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848cm" svg:height="0.651cm" svg:x="22.606cm" svg:y="14.843cm">
          <text:p text:style-name="P2"><text:span text:style-name="T2">MongoDB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7.176cm" svg:height="3.035cm" svg:x="0.304cm" svg:y="10.0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2">
                  <text:list-item>
                    <text:p text:style-name="P5"><text:span text:style-name="T3">Convert domain object to Storage Object for creation</text:span></text:p>
                  </text:list-item>
                  <text:list-item>
                    <text:p text:style-name="P5"><text:span text:style-name="T3">It can also directly take <text:s/>JSON data for creating and storing the object</text:span></text:p>
                  </text:list-item>
                  <text:list-item>
                    <text:p text:style-name="P5"><text:span text:style-name="T3">For Update, takes JSON search string and data</text:span></text:p>
                  </text:list-item>
                  <text:list-item>
                    <text:p text:style-name="P5"><text:span text:style-name="T3">Makes call to storage driver and stores the objects</text:span></text:p>
                  </text:list-item>
                </text:list>
              </table:table-cell>
              <table:table-cell table:style-name="ce2">
                <text:list text:continue-numbering="true" text:style-name="L2">
                  <text:list-item>
                    <text:p text:style-name="P6"><text:span text:style-name="T3">Accepts search string in JSON format</text:span></text:p>
                  </text:list-item>
                  <text:list-item>
                    <text:p text:style-name="P6"><text:span text:style-name="T3">Retrieves Storage object</text:span></text:p>
                  </text:list-item>
                  <text:list-item>
                    <text:p text:style-name="P6"><text:span text:style-name="T3">Convert them to Domain Object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399cm" svg:height="3.035cm" svg:x="1.013cm" svg:y="5.4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list text:style-name="L2">
                  <text:list-item>
                    <text:p text:style-name="P5"><text:span text:style-name="T3">Can be created from JSON Type data using from_dict</text:span></text:p>
                  </text:list-item>
                  <text:list-item>
                    <text:p text:style-name="P5"><text:span text:style-name="T3">Or using the Class constructor</text:span></text:p>
                  </text:list-item>
                  <text:list-item>
                    <text:p text:style-name="P5"><text:span text:style-name="T3">For persistence, <text:s/>the objects can be saved in repo</text:span></text:p>
                  </text:list-item>
                </text:list>
                <text:p text:style-name="P5"><text:span text:style-name="T3"/></text:p>
              </table:table-cell>
              <table:table-cell table:style-name="ce4">
                <text:list text:continue-numbering="true" text:style-name="L2">
                  <text:list-item>
                    <text:p text:style-name="P7"><text:span text:style-name="T4">Calls Domain Repo to retrieve the objects</text:span></text:p>
                  </text:list-item>
                  <text:list-item>
                    <text:p text:style-name="P7"><text:span text:style-name="T4">Have relational representation in native data structure</text:span></text:p>
                  </text:list-item>
                  <text:list-item>
                    <text:p text:style-name="P7"><text:span text:style-name="T4">e.g. one to many <text:s/>attribute can be presented as a list of object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2" draw:layer="layout" svg:width="1.27cm" svg:height="1.738cm" svg:x="4.826cm" svg:y="8.3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27cm" svg:height="1.738cm" svg:x="22.098cm" svg:y="8.3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3.141cm" svg:height="1.303cm" svg:x="6.357cm" svg:y="14.224cm">
          <text:p text:style-name="P2"><text:span text:style-name="T2">Each storage drivers provides CURD methods for their </text:span></text:p>
          <text:p text:style-name="P2"><text:span text:style-name="T2">Database with input and out put as JS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9" draw:text-style-name="P9" draw:layer="layout" svg:width="5.779cm" svg:height="5.536cm" svg:x="9.446cm" svg:y="0.283cm">
          <text:p text:style-name="P9"><text:tab/><text:span text:style-name="T5">Doctype</text:span></text:p>
          <text:p text:style-name="P9"><text:span text:style-name="T6">What are the workflow steps? </text:span></text:p>
          <text:p text:style-name="P9"><text:span text:style-name="T6">What type of data it can hold?</text:span></text:p>
          <text:p text:style-name="P9"><text:span text:style-name="T6">What is the primary key in data?</text:span></text:p>
          <text:p text:style-name="P9"/>
          <text:p text:style-name="P9"><text:span text:style-name="T6"><text:tab/></text:span><text:span text:style-name="T7">Name</text:span></text:p>
          <text:p text:style-name="P9"><text:span text:style-name="T7"><text:tab/></text:span><text:span text:style-name="T7">primkey_in_datadoc</text:span></text:p>
          <text:p text:style-name="P9"><text:span text:style-name="T7"><text:tab/></text:span><text:span text:style-name="T7">Wfactions</text:span></text:p>
          <text:p text:style-name="P9"><text:span text:style-name="T8"><text:tab/></text:span><text:span text:style-name="T8">wfdocs</text:span></text:p>
          <text:p text:style-name="P9"><text:span text:style-name="T7">====================</text:span></text:p>
          <text:p text:style-name="P9"><text:span text:style-name="T7"><text:tab/></text:span><text:span text:style-name="T7">datadocfields</text:span></text:p>
          <text:p text:style-name="P9"><text:span text:style-name="T9"><text:tab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7.488cm" svg:height="7.227cm" svg:x="0.261cm" svg:y="0.175cm">
          <text:p text:style-name="P10"><text:span text:style-name="T10">Wfaction</text:span></text:p>
          <text:p text:style-name="P11"><text:span text:style-name="T11">Based on Previous+current Status </text:span></text:p>
          <text:p text:style-name="P11"><text:span text:style-name="T11">Which action can be performed by a role?</text:span></text:p>
          <text:p text:style-name="P11"><text:span text:style-name="T11">And the action will lead to what statu</text:span><text:span text:style-name="T12">s?</text:span></text:p>
          <text:p text:style-name="P11"><text:span text:style-name="T13"/></text:p>
          <text:p text:style-name="P11"><text:span text:style-name="T14"><text:tab/></text:span><text:span text:style-name="T14">Name</text:span></text:p>
          <text:p text:style-name="P11"><text:span text:style-name="T14"><text:tab/></text:span><text:span text:style-name="T14">associated_doctype</text:span></text:p>
          <text:p text:style-name="P11"><text:span text:style-name="T14"><text:tab/></text:span><text:span text:style-name="T14">need_previous_status</text:span></text:p>
          <text:p text:style-name="P11"><text:span text:style-name="T14"><text:tab/></text:span><text:span text:style-name="T14">need_current_status</text:span></text:p>
          <text:p text:style-name="P11"><text:span text:style-name="T14"><text:tab/></text:span><text:span text:style-name="T14">leads_to_status</text:span></text:p>
          <text:p text:style-name="P11"><text:span text:style-name="T14"><text:tab/></text:span><text:span text:style-name="T14">permitted_to_roles</text:span></text:p>
          <text:p text:style-name="P11"><text:span text:style-name="T14">===========================</text:span></text:p>
          <text:p text:style-name="P11"><text:span text:style-name="T14"><text:tab/></text:span><text:span text:style-name="T14">docview_perm_to_roles</text:span></text:p>
          <text:p text:style-name="P11"><text:span text:style-name="T14"><text:tab/></text:span><text:span text:style-name="T14">docedit_perm_roles</text:span></text:p>
          <text:p text:style-name="P11"><text:span text:style-name="T14"><text:tab/></text:span><text:span text:style-name="T14">editable_field_n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6.602cm" svg:height="7.641cm" svg:x="20.433cm" svg:y="0.254cm">
          <text:p text:style-name="P12"><text:span text:style-name="T5">Wfdoc</text:span></text:p>
          <text:p text:style-name="P12"><text:span text:style-name="T12">Is the doc visible to the role?</text:span></text:p>
          <text:p text:style-name="P12"><text:span text:style-name="T12">Is the doc editable by the role?</text:span></text:p>
          <text:p text:style-name="P12"><text:span text:style-name="T15">What actions are visible to a role ?</text:span></text:p>
          <text:p text:style-name="P12"><text:span text:style-name="T12">What are the fields in datadoc?</text:span></text:p>
          <text:p text:style-name="P12"><text:span text:style-name="T12">What type of data for each field?</text:span></text:p>
          <text:p text:style-name="P12"><text:span text:style-name="T12"/></text:p>
          <text:p text:style-name="P12"><text:span text:style-name="T5"/></text:p>
          <text:p text:style-name="P12"><text:span text:style-name="T14">Name</text:span></text:p>
          <text:p text:style-name="P12"><text:span text:style-name="T14">associated_doctype</text:span></text:p>
          <text:p text:style-name="P12"><text:span text:style-name="T14">previous_status</text:span></text:p>
          <text:p text:style-name="P12"><text:span text:style-name="T14">current_status</text:span></text:p>
          <text:p text:style-name="P12"><text:span text:style-name="T14">data_doc</text:span></text:p>
          <text:p text:style-name="P12"><text:span text:style-name="T14">Doctype.Wfactions</text:span></text:p>
          <text:p text:style-name="P12"><text:span text:style-name="T14">actions_for_current_status_n_role</text:span></text:p>
          <text:p text:style-name="P12"><text:span text:style-name="T14">Doctype.editable_field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016cm" svg:height="0.762cm" svg:x="20.53cm" svg:y="3.8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12" draw:layer="layout" svg:width="3.809cm" svg:height="3.953cm" svg:x="0.941cm" svg:y="9.771cm">
          <text:p text:style-name="P12"><text:span text:style-name="T5">Datadocfield</text:span></text:p>
          <text:p text:style-name="P12"><text:span text:style-name="T5"/></text:p>
          <text:p text:style-name="P12"><text:span text:style-name="T14">Name</text:span></text:p>
          <text:p text:style-name="P12"><text:span text:style-name="T14">associated_doctype</text:span></text:p>
          <text:p text:style-name="P12"><text:span text:style-name="T14">field_type</text:span></text:p>
          <text:p text:style-name="P12"><text:span text:style-name="T14">field_length</text:span></text:p>
          <text:p text:style-name="P12"><text:span text:style-name="T14">field_permissions</text:span></text:p>
          <text:p text:style-name="P12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16cm" svg:height="1.016cm" svg:x="6.604cm" svg:y="3.04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2" draw:layer="layout" svg:width="1.016cm" svg:height="1.016cm" svg:x="3.81cm" svg:y="10.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5" draw:text-style-name="P13" draw:layer="layout" svg:x1="4.75cm" svg:y1="10.414cm" svg:x2="10.414cm" svg:y2="5.334cm">
          <text:p/>
        </draw:line>
        <draw:line draw:style-name="gr15" draw:text-style-name="P13" draw:layer="layout" svg:x1="7.62cm" svg:y1="3.556cm" svg:x2="10.668cm" svg:y2="3.556cm">
          <text:p/>
        </draw:line>
        <draw:line draw:style-name="gr16" draw:text-style-name="P2" draw:layer="layout" svg:x1="11.938cm" svg:y1="4.318cm" svg:x2="20.574cm" svg:y2="4.064cm">
          <text:p/>
        </draw:line>
        <draw:custom-shape draw:style-name="gr17" draw:text-style-name="P12" draw:layer="layout" svg:width="8.165cm" svg:height="4.309cm" svg:x="19.07cm" svg:y="9.144cm">
          <text:p text:style-name="P12"><text:span text:style-name="T5">data_doc</text:span></text:p>
          <text:p text:style-name="P12"><text:span text:style-name="T11">During creation it should <text:s/>show only those fields</text:span></text:p>
          <text:p text:style-name="P12"><text:span text:style-name="T11">During Save validate the value type and length</text:span></text:p>
          <text:p text:style-name="P12"><text:span text:style-name="T11">During list searches brings out what fields</text:span></text:p>
          <text:p text:style-name="P12"><text:span text:style-name="T11">Are editable by the role</text:span></text:p>
          <text:p text:style-name="P12"><text:span text:style-name="T11"/></text:p>
          <text:p text:style-name="P12"><text:span text:style-name="T11"/></text:p>
          <text:p text:style-name="P12"><text:span text:style-name="T9">{field_name: <text:s/>field_value}</text:span></text:p>
          <text:p text:style-name="P12"><text:span text:style-name="T9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24.384cm" svg:y1="6.096cm" svg:x2="27.432cm" svg:y2="6.35cm">
          <text:p/>
        </draw:line>
        <draw:line draw:style-name="gr18" draw:text-style-name="P13" draw:layer="layout" svg:x1="27.527cm" svg:y1="5.106cm" svg:x2="27.432cm" svg:y2="9.14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0000" draw:marker-start-width="0.2cm" draw:marker-start-center="false" draw:marker-end-width="0.2cm" draw:marker-end-center="false" draw:fill="solid" draw:fill-color="#729fcf" draw:opacity="100%" draw:opacity-name="Transparency_20_1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12:08:52.243310039</meta:creation-date>
    <dc:date>2020-02-20T19:57:00.856619006</dc:date>
    <meta:editing-duration>PT7H14M32S</meta:editing-duration>
    <meta:editing-cycles>74</meta:editing-cycles>
    <meta:generator>LibreOffice/6.2.5.2$Linux_X86_64 LibreOffice_project/20$Build-2</meta:generator>
    <meta:document-statistic meta:object-count="55"/>
  </office:meta>
</office:document-meta>
</file>